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b88" officeooo:paragraph-rsid="00004b88"/>
    </style:style>
    <style:style style:name="P2" style:family="paragraph" style:parent-style-name="Standard">
      <style:text-properties officeooo:rsid="0002223e" officeooo:paragraph-rsid="0002223e"/>
    </style:style>
    <style:style style:name="P3" style:family="paragraph" style:parent-style-name="Standard">
      <style:text-properties officeooo:rsid="00038b02" officeooo:paragraph-rsid="00038b02"/>
    </style:style>
    <style:style style:name="P4" style:family="paragraph" style:parent-style-name="Header">
      <style:text-properties officeooo:rsid="0004f035" officeooo:paragraph-rsid="0004f0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mplos de sistemas distribuidos </text:p>
      <text:p text:style-name="P1"/>
      <text:p text:style-name="P1">Sistema de banco: Es un sistema distribuido porque se logra el nivel de transparencia a nivel de aplicación, en donde el usuario no se preocupa por dónde se encuentra. Siempre puede acceder a su información, además cada uno de los equipos corren sobre una misma red.</text:p>
      <text:p text:style-name="P1"/>
      <text:p text:style-name="P1">Internet: Es el <text:s/>ejemplo más claro de sistemas distribuidos porque es un conjunto de computadoras conectadas a través de redes.</text:p>
      <text:p text:style-name="P1"/>
      <text:p text:style-name="P2">Directorio activo: Permite el acceso a los datos a través de una red común.</text:p>
      <text:p text:style-name="P2"/>
      <text:p text:style-name="P2">Aplicación Web: Formada por varios equipos encargados de tareas especificas y distribución de cargas, es decir, algún equipo puede encargarse del almacenamiento de los datos y otro de tener el Servidor Web. Una aplicación web puede estar formada por una red de acceso a varios equipos y esto es transparente para los clientes.</text:p>
      <text:p text:style-name="P2"/>
      <text:p text:style-name="P3">Git: Es un sistema de control de versiones distribuido, en donde existe un servidor con el repositorio de los datos y varios clientes también pueden fungir como servidor. El canal de comunicación es a traveś de la 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f035" officeooo:paragraph-rsid="0004f03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svaldo Cordova Aburto<text:tab/><text:tab/>23 de febrero del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07:54:29.231134621</meta:creation-date>
    <dc:date>2015-02-23T08:27:19.943893547</dc:date>
    <meta:editing-duration>PT24M39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183" meta:character-count="1092" meta:non-whitespace-character-count="913"/>
  </office:meta>
</office:document-meta>
</file>